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fc47e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3fc47e" officeooo:paragraph-rsid="003fc47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410df7" officeooo:paragraph-rsid="00410df7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47e828"/>
    </style:style>
    <style:style style:name="P10" style:family="paragraph" style:parent-style-name="Subtitle">
      <style:text-properties officeooo:rsid="003fc47e" officeooo:paragraph-rsid="003fc47e"/>
    </style:style>
    <style:style style:name="P11" style:family="paragraph" style:parent-style-name="Text_20_body">
      <style:text-properties officeooo:rsid="00410df7" officeooo:paragraph-rsid="00410df7"/>
    </style:style>
    <style:style style:name="P1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officeooo:rsid="00410df7" officeooo:paragraph-rsid="00410df7"/>
    </style:style>
    <style:style style:name="P16" style:family="paragraph" style:parent-style-name="Text_20_body">
      <style:text-properties officeooo:paragraph-rsid="0051865f"/>
    </style:style>
    <style:style style:name="P17" style:family="paragraph" style:parent-style-name="Text_20_body">
      <style:text-properties officeooo:paragraph-rsid="00537320"/>
    </style:style>
    <style:style style:name="P18" style:family="paragraph" style:parent-style-name="Title" style:master-page-name="Textual_20_elements">
      <style:paragraph-properties style:page-number="1"/>
    </style:style>
    <style:style style:name="P19" style:family="paragraph" style:parent-style-name="Title" style:master-page-name="Textual_20_elements">
      <style:paragraph-properties style:page-number="auto"/>
    </style:style>
    <style:style style:name="P20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21" style:family="paragraph" style:parent-style-name="Title">
      <style:paragraph-properties fo:break-before="page"/>
    </style:style>
    <style:style style:name="T1" style:family="text">
      <style:text-properties officeooo:rsid="004511ab"/>
    </style:style>
    <style:style style:name="T2" style:family="text">
      <style:text-properties officeooo:rsid="0046b032"/>
    </style:style>
    <style:style style:name="T3" style:family="text">
      <style:text-properties officeooo:rsid="0047e828"/>
    </style:style>
    <style:style style:name="T4" style:family="text">
      <style:text-properties officeooo:rsid="004a6465"/>
    </style:style>
    <style:style style:name="T5" style:family="text">
      <style:text-properties officeooo:rsid="004d46b0"/>
    </style:style>
    <style:style style:name="T6" style:family="text">
      <style:text-properties officeooo:rsid="004e38d0"/>
    </style:style>
    <style:style style:name="T7" style:family="text">
      <style:text-properties officeooo:rsid="004f9e15"/>
    </style:style>
    <style:style style:name="T8" style:family="text">
      <style:text-properties officeooo:rsid="005177f8"/>
    </style:style>
    <style:style style:name="T9" style:family="text">
      <style:text-properties officeooo:rsid="0051865f"/>
    </style:style>
    <style:style style:name="T10" style:family="text">
      <style:text-properties officeooo:rsid="005373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ASCUNHO PRÉ PROJET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umário</text:p>
          </text:index-title>
          <text:p text:style-name="P14"><text:a xlink:type="simple" xlink:href="#__RefHeading__2065_2051713974" text:style-name="Index_20_Link" text:visited-style-name="Index_20_Link">1 ÁREA<text:tab/>1</text:a></text:p>
          <text:p text:style-name="P14"><text:a xlink:type="simple" xlink:href="#__RefHeading__2067_2051713974" text:style-name="Index_20_Link" text:visited-style-name="Index_20_Link">2 DELIMITAÇÃO<text:tab/>2</text:a></text:p>
          <text:p text:style-name="P14"><text:a xlink:type="simple" xlink:href="#__RefHeading__2182_2051713974" text:style-name="Index_20_Link" text:visited-style-name="Index_20_Link">3 JUSTIFICATIVA<text:tab/>3</text:a></text:p>
          <text:p text:style-name="P14"><text:a xlink:type="simple" xlink:href="#__RefHeading__1360_1666811848" text:style-name="Index_20_Link" text:visited-style-name="Index_20_Link">4 OBJETIVOS<text:tab/>4</text:a></text:p>
          <text:p text:style-name="P12"><text:a xlink:type="simple" xlink:href="#__RefHeading__1362_1666811848" text:style-name="Index_20_Link" text:visited-style-name="Index_20_Link">4.1 Objetivo geral<text:tab/>4</text:a></text:p>
          <text:p text:style-name="P12"><text:a xlink:type="simple" xlink:href="#__RefHeading__1364_1666811848" text:style-name="Index_20_Link" text:visited-style-name="Index_20_Link">4.2 Objetivo específico<text:tab/>4</text:a></text:p>
        </text:index-body>
      </text:table-of-content>
      <text:p text:style-name="P3"/>
      <text:list xml:id="list315423860514351996" text:style-name="Numbering_20_2">
        <text:list-item>
          <text:h text:style-name="P18" text:outline-level="1"><text:bookmark-start text:name="__RefHeading__2065_2051713974"/><text:s/>Á<text:span text:style-name="T1">REA</text:span><text:bookmark-end text:name="__RefHeading__2065_2051713974"/></text:h>
        </text:list-item>
      </text:list>
      <text:p text:style-name="P2"/>
      <text:p text:style-name="P2"/>
      <text:p text:style-name="P2"/>
      <text:p text:style-name="Text_20_body"><text:span text:style-name="T4">Nosso p</text:span>rojeto de TCC terá como área o desenvolvimento de software utilizando a plataforma <text:span text:style-name="T5">Java</text:span>, especificando a tecnologia OSGi, que é uma especificação da plataforma <text:span text:style-name="T5">Java</text:span>, implementada pelo framework EQUINOX.</text:p>
      <text:list xml:id="list215806111140439" text:continue-numbering="true" text:style-name="Numbering_20_2">
        <text:list-item>
          <text:h text:style-name="P20" text:outline-level="1"><text:bookmark-start text:name="__RefHeading__2067_2051713974"/><text:s/><text:span text:style-name="T2">DELIMITAÇÃO</text:span><text:bookmark-end text:name="__RefHeading__2067_2051713974"/></text:h>
        </text:list-item>
      </text:list>
      <text:p text:style-name="P2"/>
      <text:p text:style-name="P2"/>
      <text:p text:style-name="P2"/>
      <text:p text:style-name="P11">Será abordado através do OSGi a modularização de software desenvolvendo um exemplo de software sob esse aspecto.</text:p>
      <text:list xml:id="list215805287733733" text:continue-numbering="true" text:style-name="Numbering_20_2">
        <text:list-item>
          <text:h text:style-name="P19" text:outline-level="1"><text:bookmark-start text:name="__RefHeading__2182_2051713974"/><text:s/><text:span text:style-name="T2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Text_20_body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17">Como relevância acadêmica podemos destacar o aprendizado e utilização de uma tecnologia que não foi lecionada na faculdade, o OSGi. Na área profissional a modularização está se tornando um padrão de desenvolvimento de softwares em <text:span text:style-name="T5">Java</text:span> que facilita a expansão e manutenção do software.<text:span text:style-name="T10">libreoffice não verifica ortografia</text:span></text:p>
      <text:list xml:id="list215806777485288" text:continue-numbering="true" text:style-name="Numbering_20_2">
        <text:list-item>
          <text:h text:style-name="P21" text:outline-level="1"><text:bookmark-start text:name="__RefHeading__1360_1666811848"/><text:s/><text:span text:style-name="T3">OBJETIVOS</text:span><text:bookmark-end text:name="__RefHeading__1360_1666811848"/></text:h>
        </text:list-item>
      </text:list>
      <text:p text:style-name="P9"/>
      <text:p text:style-name="P9"/>
      <text:p text:style-name="P2"/>
      <text:h text:style-name="P10" text:outline-level="2"><text:bookmark-start text:name="__RefHeading__1362_1666811848"/>4.1 Objetivo geral<text:bookmark-end text:name="__RefHeading__1362_1666811848"/></text:h>
      <text:p text:style-name="P7"/>
      <text:p text:style-name="P7"/>
      <text:p text:style-name="P16"><text:span text:style-name="T9">Sdfds </text:span>Desenvolver um software modularizado usando a especificação OSGi da plataforma Java.</text:p>
      <text:p text:style-name="P7"/>
      <text:p text:style-name="P7"/>
      <text:h text:style-name="P10" text:outline-level="2"><text:bookmark-start text:name="__RefHeading__1364_1666811848"/>4.2 Objetivo específico<text:bookmark-end text:name="__RefHeading__1364_1666811848"/></text:h>
      <text:p text:style-name="P7"/>
      <text:p text:style-name="P8"/>
      <text:p text:style-name="Text_20_body">Os objetivos específicos tem como base:</text:p>
      <text:list xml:id="list1869251159268941247" text:style-name="L1">
        <text:list-item>
          <text:p text:style-name="P15">Desenvolver um software separados em módulos, possibilitando uma melhor separação e organização do software. </text:p>
        </text:list-item>
        <text:list-item>
          <text:p text:style-name="P15">Desenvolver um software que possibilite a criação de m<text:span text:style-name="T6">ó</text:span>dulos para cada setor de uma empresa. </text:p>
        </text:list-item>
        <text:list-item>
          <text:p text:style-name="P15">Resolver o problema de parar todo o sistema que está em funcionamento em uma empresa para alguma manutenção, trazendo a solução de parar somente o módulo espec<text:span text:style-name="T7">í</text:span>fico que será realizado a manutenção, permanecendo o restante do sistema em funcionamento.</text:p>
        </text:list-item>
        <text:list-item>
          <text:p text:style-name="P15">Disponibilizar uma interface definida para que a empresa que implante o sistema possa criar módulos personalizados caso tenha a necessidade ou interes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27M54S</meta:editing-duration>
    <meta:editing-cycles>30</meta:editing-cycles>
    <meta:generator>LibreOffice/4.2.7.2$Linux_X86_64 LibreOffice_project/420m0$Build-2</meta:generator>
    <dc:date>2015-01-12T21:58:04.713550904</dc:date>
    <meta:document-statistic meta:table-count="0" meta:image-count="0" meta:object-count="0" meta:page-count="6" meta:paragraph-count="25" meta:word-count="277" meta:character-count="1827" meta:non-whitespace-character-count="1577"/>
  </office:meta>
</office:document-meta>
</file>